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4314967530055946039"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7232268443689339044" text:style-name="L2">
        <text:list-item>
          <text:list>
            <text:list-header>
              <text:p text:style-name="P59">1.75 mile warm up at about 10:00/mile and rest a few minutes</text:p>
              <text:p text:style-name="P59">1 x 200, 4 x 400, 1 x 200 with about a 350m jog after each run. <text:s/></text:p>
              <text:p text:style-name="P59">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5051972458141359013" text:style-name="L3">
        <text:list-item>
          <text:list>
            <text:list-header>
              <text:p text:style-name="P60">5.5 miles averaging 12:27/mile</text:p>
              <text:p text:style-name="P60">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7845272881590372794" text:style-name="L4">
        <text:list-item>
          <text:p text:style-name="P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1">Continue adjusting the speed so HR stays near 142. <text:s/>Also continue taking splits for each mile and remembering HR at the end of each mile. <text:s/>Stop running after a mile split goes above 9:30. <text:s/></text:p>
        </text:list-item>
        <text:list-item>
          <text:p text:style-name="P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hree 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5"><text:span text:style-name="T2"/></text:p>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28"><text:span text:style-name="T1">In the last week: 31.1 miles</text:span></text:p>
      <text:p text:style-name="P10"><text:soft-page-break/><text:span text:style-name="T2"/></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01T16:52:50.27</dc:date>
    <dc:creator>James Lombardi</dc:creator>
    <meta:editing-duration>P3DT9H7M16S</meta:editing-duration>
    <meta:editing-cycles>335</meta:editing-cycles>
    <meta:generator>OpenOffice/4.1.2$Win32 OpenOffice.org_project/412m3$Build-9782</meta:generator>
    <meta:document-statistic meta:table-count="0" meta:image-count="0" meta:object-count="0" meta:page-count="50" meta:paragraph-count="1308" meta:word-count="14279" meta:character-count="70586"/>
  </office:meta>
</office:document-meta>
</file>